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75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3" style:family="table-cell" style:parent-style-name="Default"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ef413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9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71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fo:background-color="#fff200"/>
    </style:style>
    <style:style style:name="ce10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02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000000"/>
    </style:style>
    <style:style style:name="ce10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1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5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16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17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18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63"/>
        <table:table-column table:style-name="co2" table:number-columns-repeated="1023" table:default-cell-style-name="ce63"/>
        <table:table-row table:style-name="ro1">
          <table:table-cell table:style-name="ce33" office:value-type="string" calcext:value-type="string">
            <text:p>Я хочу награду за каждый грёбанный промежуточный или неполный шаг, или за попытку шага даже. Сразу иду к какой-то тёлке “хвалите и ебите меня”. Когда я его отключил и подумал что награда вполне может быть только за старт пункта (если я её контролирую, как секс после запуска) – то сразу пошла выше продуктивность и т.п. И сразу стало насрать на мнение кого-то о моей работе до того как я её закончу и т.п. И такие мысли мол “к шлюхе пойду и заплачу за секс, а не буду ебать всех этих бесконечных дур типа моих Оль”, не знаю, полное какое-то… отсутствие ветра перемен внутри, отсутствие “чувства долга к пунктам которые я только что начал и т.п.”. мол я иду куда надо. А то что вам горит – мне насрать. Иду как могу. Хотите дохните. Мне похуй. Вот. Подумай об этом. Я как это отключил сразу пошёл своими самыми быстрыми тулзами по самому короткому пути. Я просто спросил себя как не нуждаться в Ольках и тому подобных тёлках чтобы решать проблемы мира своими проектами и схемами. И это первое что всплыло в сознании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3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ункт (целью которого является облегчить жизнь Оле, и решить моё с ней бессилие и дискредитации меня).</text:p>
            <text:p/>
            <text:p><text:span text:style-name="T7">Звонок Оле.</text:span></text:p>
            <text:p><text:span text:style-name="T7">Ольчик.</text:span></text:p>
            <text:p><text:span text:style-name="T7">Хотел услышать твой голос.</text:span></text:p>
            <text:p><text:span text:style-name="T7">Услышал твой голос и стало легче.</text:span></text:p>
            <text:p><text:span text:style-name="T7">Я живу ради тебя.</text:span></text:p>
            <text:p><text:span text:style-name="T7">Ради тебя я просыпаюсь каждое утро и учусь куче разных вещей.</text:span></text:p>
            <text:p><text:span text:style-name="T7">И все твои старания были не напрасны.</text:span></text:p>
            <text:p><text:span text:style-name="T7">Они дали мне достаточно пищи для ума, чтоб теперь я решал всё сам.</text:span></text:p>
            <text:p><text:span text:style-name="T7">Я прошёл дома курс гештальт терапии, и много чего переосмыслил о своей жизни за этих полтора года.</text:span></text:p>
            <text:p><text:span text:style-name="T7">Теперь я не останавливаюсь на достигнутом, и себя не торможу.</text:span></text:p>
            <text:p><text:span text:style-name="T7">Теперь, когда у меня есть какой-то пункт – я вначале делаю пару часов самоанализа, чтоб понять, не являюсь ли я источником проблемы, прежде чем его решать.</text:span></text:p>
            <text:p/>
            <text:p><text:span text:style-name="T7">У меня не было после тебя никого.</text:span></text:p>
            <text:p><text:span text:style-name="T7">Я не могу смотреть другим девчонкам в глаза, потому что глядя на них я вспоминаю тебя.</text:span></text:p>
            <text:p><text:span text:style-name="T7">Твоё доверие.</text:span></text:p>
            <text:p><text:span text:style-name="T7">Тем более я не могу пройти всё то же самое с кем-то другим, или делать вид что этого не было.</text:span></text:p>
            <text:p><text:span text:style-name="T7">Не могу жить с мыслью, как я тебя подвёл.</text:span></text:p>
            <text:p><text:span text:style-name="T7">Мой гештальт привёл давно к концу все мои кредиты, спонтанные выходки, вопли, доказывания, нытьё и всё прочее.</text:span></text:p>
            <text:p><text:span text:style-name="T7">Я теперь просто день и ночь работаю.</text:span></text:p>
            <text:p/>
            <text:p><text:span text:style-name="T7">Последние месяцы того, как мы встречались, моя злость обьяснялась моим ощущением бессилия.</text:span></text:p>
            <text:p><text:span text:style-name="T7">Мне тогда под конец уже надоело прятаться, и я понимал, что того, что я с тобой хотел, у меня не будет.</text:span></text:p>
            <text:p><text:span text:style-name="T7">Мне стоило поддержать твои мысли о разводе. </text:span></text:p>
            <text:p><text:span text:style-name="T7">По крайней мере тогда я бы мог быть с тобой.</text:span></text:p>
            <text:p/>
            <text:p><text:span text:style-name="T7">Твой хахаль чмырит и меня и тебя.</text:span></text:p>
            <text:p><text:span text:style-name="T7">Я дал ему шанс всё утрясти.</text:span></text:p>
            <text:p><text:span text:style-name="T7">И измениться.</text:span></text:p>
            <text:p><text:span text:style-name="T7">Но он мне дальше пишет гадости и намёки на угрозы.</text:span></text:p>
            <text:p><text:span text:style-name="T7">И я думаю, что если это уж до меня долетает, даже когда я уже не захожу ни на какие сайты, то думаю у тебя дома этого точно всего намного больше.</text:span></text:p>
            <text:p/>
            <text:p><text:span text:style-name="T7">Я не могу смотреть как ты там держишься.</text:span></text:p>
            <text:p><text:span text:style-name="T7">И не заслуженно пропадаешь.</text:span></text:p>
            <text:p><text:span text:style-name="T7">Я не могу так поступить с тобой. </text:span></text:p>
            <text:p><text:span text:style-name="T7">Не могу оставить тебя на призволяще.</text:span></text:p>
            <text:p/>
            <text:p><text:span text:style-name="T7">Я знаю, что я был для тебя чуть ли не богом во плоти, и мечтой всей жизни.</text:span></text:p>
            <text:p><text:span text:style-name="T7">Потому что кусочки пазла были у меня в голове. </text:span></text:p>
            <text:p><text:span text:style-name="T7">Я их тогда просто не собрал. </text:span></text:p>
            <text:p><text:span text:style-name="T7">А теперь я их собираю день и ночь. </text:span></text:p>
            <text:p><text:span text:style-name="T7">Мы созданы друг для друга.</text:span></text:p>
            <text:p/>
            <text:p><text:span text:style-name="T7">Я не хочу, чтоб ты бедняжка ходила снова по священникам плакать.</text:span></text:p>
            <text:p><text:span text:style-name="T7">Которые будут вешать тебе лапшу “терпи” только потому, что им выгодно, чтоб ты к ним приходила.</text:span></text:p>
            <text:p/>
            <text:p><text:span text:style-name="T7">Я хочу чтоб ты была счастлива.</text:span></text:p>
            <text:p><text:span text:style-name="T7">Выходи за меня замуж.</text:span></text:p>
            <text:p/>
            <text:p><text:span text:style-name="T7">Да.</text:span></text:p>
            <text:p><text:span text:style-name="T7">Я это сказал.</text:span></text:p>
            <text:p/>
            <text:p><text:span text:style-name="T7">Выходи за меня.</text:span></text:p>
            <text:p/>
            <text:p><text:span text:style-name="T7">Можешь не сразу.</text:span></text:p>
            <text:p><text:span text:style-name="T7">Можешь развестись, пожить два года в своё удовольствие, а потом я спрошу тебя снова.</text:span></text:p>
            <text:p><text:span text:style-name="T7">У меня нет ни малейших сомнений, что ты справишься, и что так – лучше всего.</text:span></text:p>
            <text:p/>
            <text:p><text:span text:style-name="T7">Давай встретимся.</text:span></text:p>
            <text:p><text:span text:style-name="T7">Минут на пятнадцать.</text:span></text:p>
            <text:p/>
            <text:p/>
            <text:p><text:span text:style-name="T7">Я сдерживал себя в сексе чтоб сохранить твой мир. Но теперь я понимаю что лучше б не сдерживал, чтобы тебе было что вспомнить.Поговорим об этом.</text:span></text:p>
            <text:p><text:span text:style-name="T7">Поъдем з тобою в киъв ы з кынцями, хто нам що зробить.</text:span></text:p>
            <text:p/>
            <text:p><text:span text:style-name="T7">Як ні то хоча б скажи що ти про то думаєш.</text:span>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8">Пункт: </text:span><text:span text:style-name="T9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10">то что “подождёт” </text:span><text:span text:style-name="T11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ункт (срочный потому что таракан): Я хочу награду за каждый грёбанный промежуточный или неполный шаг, или за попытку шага даже. Сразу иду к какой-то тёлке “хвалите и ебите меня”. Когда я его отключил и подумал что награда вполне может быть только за старт пункта (если я её контролирую, как секс после запуска) – то сразу пошла выше продуктивность и т.п. И сразу стало насрать на мнение кого-то о моей работе до того как я её закончу и т.п. И такие мысли мол “к шлюхе пойду и заплачу за секс, а не буду ебать всех этих бесконечных дур типа моих Оль”, не знаю, полное какое-то… отсутствие ветра перемен внутри, отсутствие “чувства долга к пунктам которые я только что начал и т.п.”. мол я иду куда надо. А то что вам горит – мне насрать. Иду как могу. Хотите дохните. Мне похуй. Вот. Подумай об этом. Я как это отключил сразу пошёл своими самыми быстрыми тулзами по самому короткому пути. Я просто спросил себя как не нуждаться в Ольках и тому подобных тёлках чтобы решать проблемы мира своими проектами и схемами. И это первое что всплыло в сознании.</text:p>
          </table:table-cell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table:table-column table:style-name="co2" table:number-columns-repeated="1024" table:default-cell-style-name="ce63"/>
        <table:table-row table:style-name="ro1">
          <table:table-cell table:style-name="ce83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так гляну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кономия энергии на деталях деталей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ерез карты узнал минут за 10. может 20.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вижу по этому поводу в своей фаз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ыбористик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меть пре-выбраные майндмапы в голов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 которым я смотрю на мир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способность посмотреть на общие черты и отбросить их как критерий выбора, и посмотреть “что есть в первом но нет во втором”, и “что есть во втором но нет в первом” и отнестись к ним как к взаимоисключающим вариантам, и посмотреть, какой из этих вариантов мне иметь важне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. да. Безумный сон. Выбор между мясом и таблетками когда ты здоровый вегетерианец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адно. Полуаза свой ответ дала. Плсмотрим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колдую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Что затрагивает эту задачу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Моя гипотеза, почему этот вопрос важ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екс за детали детал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 бесплатность деталей детал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еня так научи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ты можешь сейчас сделать чтоб сделать себе хорош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жутко хочу конч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ям вот пиздец хоч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же не конч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…. выплеснуть свои 10 миллилитров (уже 20 наверно). Уже все 30 наверно. х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смотр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тали общие – критерием выбора не являю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тали разные – взаимоисключающ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сделать выбор над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“в конце было хорошо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тупо как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значит надо? Куда ты вообще идёшь? Я не зна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короч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Куч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чу……….. каждую бабу которая ко мне приставала. Я хочу кончать кончать им на волосы на жопу куда угод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просили об этом. А теперь моё семя никому не над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 надо. Тебе просто вредно кончать было эти 2 неде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47" office:value-type="string" calcext:value-type="string">
            <text:p>Примеры сегодняшних коэффициен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3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 2014м 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7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 2020й год (долго не программировал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роче я хочу награду за дета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е того как найду детали детале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детали деталей деталей я вообще никогда платить не собираю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живу жизнь так будто их и не было никог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нсюмеризм какой-то. “все гайки для моих стульев бесплатны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ерьёзно. Это единственное на что ВГ заставляет смотреть и контролироав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. Я не зн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т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кажи мне пжлс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детали деталей деталей деталей деталей деталей деталей деталей деталей ***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рекурси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лил период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нфинит луп дроблени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решил его майндмапами. Рано или поздно я уперался в то что я уже знаю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Охуенно. Видишь. Чем больше у тебя майндмапов тем меньше тебе надо дробить пунк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раво!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диночеств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довлетворение нужд мамы в её жажде вылезти из бедн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атренерован на то что работа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тольк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она мне сосала 30 лет за то чтоб я её из бедности вытащи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я умею вытаскивать её только методом убирания граблей из её ми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не приниманием на себя ударов её грабле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оглас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деталь является граблями, то то, что она кого-то бьёт – не твои проблем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имхо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тали деталей через майндмап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мотри. Суть ведь какая. Статистический ресёрч определяет дета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ундаментальный – детали детал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автоматизаторский – автоматизирует производство самых лучших деталей детал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. вот. Вот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идишь. Мир плоски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когда в голове есть ментальные кар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дверей в нём нет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есть лишь способность выбир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и скажи той своей дур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ыдели это жирным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это врань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не враньё. Это промежуточный вывод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опять чуть не побежал к н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йндмап каждого гештальт вопроса и тебе станет похуй на её мн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9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98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миллион раз не заканчивал проекты чтоб меня похвалили за попытку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а помнишь сколько тёлок сбежалось когда ты аннаунс стюдент транслейшн бюро сделал?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ну вот. Что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самый приятный момент в моей жизни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а что ты им сделал?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начал контролировать их детали деталей. Наверно. Я не знаю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меня бросили на них со словами “щас он вам расскажет какой он крутой”. Я встал. Посмотрел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сказал то что надо было сказать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а целью моей было направить все их мысли и желание в одну точку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отвести их глаза от того что я ничтожество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защититьс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мои детали деталей только мои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а ваши детали деталей я беру при всех бесплатно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вы мне ничего не сделает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браво. Король тупых студенток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майндмапное приемущество вкусил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радовался этому 10 лет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рисвоить их детали деталей?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допиши в вопросник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33" office:value-type="string" calcext:value-type="string">
            <text:p>детали деталей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88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является. Уже определили. Тебя за это трахают а другого секса у тебя 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лько взаимозависимы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ешается майндмапами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ек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межуточным шагом я называю деталь дета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меня за них ебу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привычк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как видишь. Это может и привычка но это не вла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ласть это когда ты берёшь детали деталей за основу своих проект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 у тебя будет хорошо. Поверь. Ты миллионер уже давно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о ты с депресси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ил себя когда детали деталей ты взял “не те которые тебя просили”,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зял чувиху “ванилла вейв” а она тебе одну-две шутки про секс сказала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отом типа всё. Ноль на массу и куда пропало не понят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дое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тот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взял не те детали детале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до себя б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ля в точк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Обкончита тебя считает недостойным своей пизды. Теперь что ты будешь с этим дел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юбые недостойности пропускать через майндмап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. Госпади. <text:span text:style-name="T12">Недостатки. Недостойности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Уходи. Спасибо. Теперь ты и сам по жизни справишься. Без всяких бесконечных тёлок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еня за него ебу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м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корей всего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айндмапы всех деталей деталей в мире. Какая-то точно станет моим проектом. 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й перманентный вред нанесённый мне оно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же бляд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же побежел к ванилле вей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вали меня что я понял что с тобой дел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я нашёл твои дета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ув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дета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детали детале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 что я хочу но не име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дось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убежит твоя ванилл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лная автоматизация это способность сделать так чтоб детали деталей деталей были бесплатн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шь три варианта сдел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олучишь сразу всех Ол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ж геологическое приемущество. Я решил это колдовство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ер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* деталей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вёрдос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 твой вопрос. Как получить <text:span text:style-name="T12">твёрдость там где надо</text:span>, и пустоту везде в остальных сфера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Прос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получить твёрдость там где над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вёрдость. Чувак. Срочный пункт. Вот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!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ванилл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. 3 часа потерпи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одела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ьи проблемы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начнём с того что мать детали деталей вообще не контролиру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авает любы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торые даду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 веру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 телевизо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есплатные сожрё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платит если скажу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ст их мне (даже если они отрав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ешается пунктом “детали деталей”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вопросник создал из-за этого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свою карт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всю жизнь совершенствовался в MVC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 способности видеть всю картину а не её ча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контролировать рычаги а не все поезда которые по карте ездя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раво. Наконец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7 лет дрался за поез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 ты бросил эту зате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.. та просто я думал я буду иметь больше если поезда тоже контролиров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видишь 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транный вывод какой-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чем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я контролирую трубы но не вод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дирехтор логистической системы который является рабом своих клиент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если им я не понравлюсь они выберут другого дирехто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ты и автоматизируешь производство деталей деталей. Потому что среди них есть трубы (деталь которую ты контролируешь и можешь производить) и вода (вещь которая нигде не производится в нужных количествах, можно только её хавать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едставь станок по производству вод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з чего он состои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з ниче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 мире льда столько что всем на всю жизнь хват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довезти его дороже чем позволить людям сдохну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что да. Электромобили наше будуще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тали деталей чув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ибертраками воду возить с полярного круга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 это повторение делает меня лучш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просни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мма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есь бизнес в мир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это у меня рекурс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а что она сосёт? Твоя ванилла вейв? За зависимость от каких деталей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ё блуждание в мире вариант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 отлично. Снимай свои видео распутывающие блуждания и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ними видео о ментальных картах. И она сразу прибежит трясти тебе своей жопой и доказывать что умеет заглатыв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еня так воспитывали с рожде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ня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ыбористик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что над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се заблудшие бабы прибегут и встанут в очередь тебе заглатывать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БЛАГОДАРН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имеры благодарн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(предмет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существован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он(о) даё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кто мне что либо даё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мне приходи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ради ко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ради че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возможно ещё некоторые виды из вопросника самоанализ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о я делал их реже чем хотел секс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и прорыв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ктивис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лает шаг – и все кто ниже идите за мн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нь когда земля остановилась перед глазам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иану рив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ловек который решил идти так и оставил другим волю не идти за ним прям сегодн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казывает где выход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идёт дальш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нимай свои виде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вай та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твой шаг является ПРОМЕЖУТОЧНЫМ на бесконечном континууме времени и прогресс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еть за это награду это всё равно что просить еды только потому что ты поел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ери награду за вот эти вещи когда ты сделал шаг и показал каждому как жить после это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все заблудшие овцы тво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ты е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лы е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т вс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т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овсем тут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ванилла вейв уже стара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её хоте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мужняя чувиха с машиной, училка немецкого. С сиськами и рыжыми волосами. Чего тебе от неё надо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чтоб она была моей нижне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так блядь. Она ж сосёт. Отвечае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т. Чтоб она извивалась при эт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ё бессилие от приятности и бол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понял тебя. Ладно. Это порнуха на тебя повлиял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а отвечает на всё кроме проекции на неё порнух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а заглатывает когда она заблудшая овца а ты поводырь. Так что снимай свои видосики на канал о том как надо жи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, и каждая его часть - это 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екс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ня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атренерован на это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 и каждая его часть видит во м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ты победил там уж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трахат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лен мне говори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алё чувак, когда кончать будем? Я готов. Стреляй, алё. Ищи тёлку. Я уже… у меня тут уже всё готово 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ищ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 и отлично. Детали деталей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с болезнями так и сдел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Болезни – причины болезней (детали) – решения причин (детали деталей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снимай виде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отвечаю поднимешь мир с колен за 3 го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аждая капелька спермы шла в расх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супер оптимизирован под сек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ую капельку спермы пытался продать по дорож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в итоге потерял вообще способность их вырабатыва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лай свои видос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table:table-column table:style-name="co20" table:default-cell-style-name="ce63"/>
        <table:table-column table:style-name="co2" table:number-columns-repeated="1023" table:default-cell-style-name="ce6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79"/>
          <table:table-cell table:number-columns-repeated="1023"/>
        </table:table-row>
        <table:table-row table:style-name="ro1">
          <table:table-cell office:value-type="string" calcext:value-type="string">
            <text:p>спермоглотта заглотовна тебе не отвечает потому что ты хочешь ебать её так как какой-то дядя ебёт какую-то тёт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не так как хочешь ебать её 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иру не нужны люди которые являются копиями других людей, понимаешь ты это или нет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. Отдохни. Тут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 6ти часов отды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говорю с тобой как с ребёнком потому что у тебя с детства этот мараз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надо тебе это выразить тем языком который ты понимал тог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 зовут твою рыжую Тётю? Ира? Марина? Ты не знаеш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знаешь что она учила немецкий. И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 отдохни. Вернёшь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пока не решишь всемирную проблему грош цена твоему дневнику <text:s/>повторен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ыход в том чтоб это повторение решилось во всём мир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не повторилос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втоматизировать его причи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не сидеть и думать, является ли оно причиной чего-то ещё или у него есть своя причи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. Отдохни. 20 минут перерыв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воя рыжая тётя не уйдё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такого как ты у неё ещё не был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потому что люди тянутся иметь каждый вид секса с каждым человеком во вселенно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ак устроены люд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лушай приколы приколами но писюн дальше стреляе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ты выдрочил его ресурс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ыстрелял всё в возду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ал системе что тебе НАДО НАДО прям ОЧЕНЬ НАДО кончать прям вот сейча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 то время когда тебя просто заставлял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ы ты понял что в жизни важно и куда тебе ра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т. Чтоб ты просто нашёл работ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.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сделать чтоб оно увидело во мне и всех моих частях себ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чни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у никого поза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уда ты несёшь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тебя есть всё что надо для хорошей жизн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о еби чужих мам и будь соб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кто тебе слова не скаж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требуешь от себя того что от тебя требовали в детстве друг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ещей которые тебе не нужны но которые “надо иметь” чтоб иметь социальный статус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забыл что ТЫ И ЕСТЬ социальный статус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всё что кроме этого это мешу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учел гороховых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помойся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иська зажил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нет – пройдёшь ещё какой-то кур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50 гривен есть. Хочешь иди купи водк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главное рак яиц не заработать – водку блин год к яйцам прикладывать тоже нездоров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органический растворител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йди к врач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Где-то там на недел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втра позвоню. Сегодня я решаю причину того почему я задрочил себя до эпидидимит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ты признаёшь что наградой за промежуточные шаги у тебя была не мама а дрочк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ли комбинация мамы и дрочк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комбинация наркотиков и маминых ласк “прекрати”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аланс между твоими капризами и мамиными попытками за тебя воевать с миром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верно…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Не наверно а так и есть. Давай. Дуй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айндмапы хорошо себя показали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 этого ресёрча можешь почучуть отказываться. Ну или вначале то потом это на паре проек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у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верно скорей понимание что моя способность принимать награду не бесконечна и потому надо меня направлять туда где я хотя бы прийду к чему-то полезному своими промежуточными шаг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править меня на эволюци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единственный выход для дрочер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волюциониров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как загнанные в угол зацй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которых пока они за камнем есть время чтоб отрастить клыки и шип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ди такие и е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ращивают себе контрмер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 которых нету толку если это не контрмеры для всего своего биологического ви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 я понял теб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нимаешь наконец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эволюция запоминает только ветки которые пошли дальше одной особ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4">
          <table:table-cell table:style-name="ce97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6" table:number-columns-repeated="255"/>
          <table:table-cell table:number-columns-repeated="768"/>
        </table:table-row>
        <table:table-row table:style-name="ro5">
          <table:table-cell table:style-name="ce47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елись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ели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ели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лись через ютюб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 монетизаие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 оплато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63"/>
        <table:table-column table:style-name="co2" table:number-columns-repeated="1023" table:default-cell-style-name="ce63"/>
        <table:table-row table:style-name="ro6">
          <table:table-cell table:style-name="ce9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я ебут за НЕКОТОРЫЕ промежуточные пункты, потому что иногда ты стреляешь так высоко что это уже промежуточный шаг на который согласится эволюц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все остальные промежуточные шаги ты даёшь себе награду сам. Своей наркотой и дрочкой. Лишь для того чтобы помнить (якобы) что будет если ты прийдёшь куда над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ты уже так глубоко пропитан этим что я удивлюсь если ты хоть раз в жизни свернёшь с этого пути прогресса ради красивых баб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вой подход самый правильный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вою заблудше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блудшая овц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звание ваниллы вей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вет будет очевиден. Она тебе отсосё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Где-то на третий ра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отом приедет и будет тебе доказывать что она не заблудша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помойся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делись своими выход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даже если они не конвеер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екс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потребн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я кормлюсь (питаюсь) за счёт промежуточных шаг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межуточных шагов эволюции. Это единственная поправка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стория стара как мир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ец пытается вырасти и его начинает ебать его зайчих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нцест в мире животных есть всег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колду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ушай тут такое де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“свои и их детали деталей – ВСЕ мои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у меня было. Прям за секунду получи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перь нету. Но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ремен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начале перевернул их миры в мысль что у них есть та или иная потреб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отом её контролиров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бой чувак с гештальтом понял бы что его имею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 были идиоты-студен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м ума особо не над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У меня нет слов чувак насколько ты прав по жиз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ринеси мне новый мир на блюдечк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это уме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table:table-column table:style-name="co2" table:number-columns-repeated="1024" table:default-cell-style-name="ce63"/>
        <table:table-row table:style-name="ro7">
          <table:table-cell table:style-name="ce7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ногда решение – не конвее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системное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особенно если это ресёрч “деталей деталей”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ак что……… 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нимай видео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елись. 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тут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акие-то конвееры запустиш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ие-то замениш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ие-то убьёш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Виноградов Груп. Кто тебя остановит?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8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может даже в музей эту вещь д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так хоть отобью вложенные деньг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аннаунсить уже поздно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ы уже всё решил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снимай видео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15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63"/>
        <table:table-column table:style-name="co2" table:number-columns-repeated="1023" table:default-cell-style-name="ce63"/>
        <table:table-row table:style-name="ro8">
          <table:table-cell table:style-name="ce97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3">Или может есть ли хотя бы инструмент или метод, с которым решить это ЛЕГКО?</text:span></text:p>
            <text:p><text:span text:style-name="T13">В которой решены вопросы изоляции этого от внешней среды во время работы над ним? </text:span></text:p>
            <text:p><text:span text:style-name="T14">(именно ЛЕГКО, и за 1 раз, </text:span><text:span text:style-name="T15">н</text:span><text:span text:style-name="T16">икаких “напрягусь и сделаю”)</text:span><text:span text:style-name="T17">.</text:span></text:p>
            <text:p><text:span text:style-name="T18">Будь то декорации, или туррет, или проект. хз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лючевое слово “легко и без нервов решить это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если есть хоть малейшее сомнение – иди мол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психолгию ты и так разберёшь отдель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я бы начал с благодарно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Пускай будет там где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2" office:value-type="string" calcext:value-type="string">
            <text:p>способность посмотреть на общие черты и отбросить их как критерий выбора, и посмотреть “что есть в первом но нет во втором”, и “что есть во втором но нет в первом” и отнестись к ним как к взаимоисключающим вариантам, и посмотреть, какой из этих вариантов мне иметь важнее.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72" office:value-type="string" calcext:value-type="string">
            <text:p>Мир плоский.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72" office:value-type="string" calcext:value-type="string">
            <text:p>когда в голове есть ментальные карты.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72" office:value-type="string" calcext:value-type="string">
            <text:p>и дверей в нём нету.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72" office:value-type="string" calcext:value-type="string">
            <text:p>есть лишь способность выбирать.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17" office:value-type="string" calcext:value-type="string">
            <text:p>Проект: детали детал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оект: Недостатки. Недостойно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Проект: то что я хочу но не име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Проект: дось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<text:span text:style-name="T1">Проект: </text:span>твёрдость там где над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105" office:value-type="string" calcext:value-type="string">
            <text:p>а заглатывает когда она заблудшая овца а ты поводырь. Так что снимай свои видосики на канал о том как надо жить.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72" office:value-type="string" calcext:value-type="string">
            <text:p>Болезни – причины болезней (детали) – решения причин (детали деталей)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72" office:value-type="string" calcext:value-type="string">
            <text:p>и всё.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17" office:value-type="string" calcext:value-type="string">
            <text:p>и снимай виде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2" office:value-type="string" calcext:value-type="string">
            <text:p>отвечаю поднимешь мир с колен за 3 года.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17" office:value-type="string" calcext:value-type="string">
            <text:p>делись своими выход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даже если они не конвеер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105" office:value-type="string" calcext:value-type="string">
            <text:p>особенно если это ресёрч “деталей деталей”.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105" office:value-type="string" calcext:value-type="string">
            <text:p>так что……… 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105" office:value-type="string" calcext:value-type="string">
            <text:p>снимай видео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105" office:value-type="string" calcext:value-type="string">
            <text:p>делись. </text:p>
          </table:table-cell>
          <table:table-cell table:style-name="ce77" table:number-columns-repeated="255"/>
          <table:table-cell table:style-name="ce78" table:number-columns-repeated="768"/>
        </table:table-row>
        <table:table-row table:style-name="ro1">
          <table:table-cell table:style-name="ce60" office:value-type="string" calcext:value-type="string">
            <text:p>Проект: видео о моём подходе как делать ментальные карт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60" office:value-type="string" calcext:value-type="string">
            <text:p>Проект: видео о финансовой схеме Виноградов Груп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60" office:value-type="string" calcext:value-type="string">
            <text:p>Проект: видео о моих выводах по здоровь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но дрочить? Я уже кончил? Уже сделал проек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м. конвеер ты не подключил. Видео не сня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ое нахуй видео? Учите детали деталей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адно я понял. Сделаю тебе твой кликер. Иди мойся. Час перерыв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 ушло в темплейты. Тут всё. Проблема решилась. За 2 час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л как на филологию я попал лишь в поисках “бесплатных деталей деталей”… мол за свои самые яркие помады тёлкам платили их родители… как только это поменялось я забил бол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прям щас чуть не начал комплименты Ольке Ревок писать о том какая она была запоминающаяся. Чтоб поддержать её в депрессии “как давно я была красивой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она тоже ищет бесплатных деталей деталей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хотел её за зависимость щас подцепить д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правишь утр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м более что тебе щас возбуждаться нельз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 чувак. Ты тут всё сделал. Можешь не заход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. и ещё вспомнил гопников. “ЧТО ЭТО ЗА СЛОВО?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они тоже рвутся иметь бесплатные детали детале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рвутся и воруют. А ты их производишь. Мы закончил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о если б не гопники я бы таким не ст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б не голод не было бы ни тебя ни гопник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к. спасиб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 чувак. Голод. Голод порождает таких как она и таких как ты. Завтра утром будешь ей комплименты с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Щас 8 вечера. Её уже все задрали. Пусть спит с депрессией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3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0">Решение 9 (напр. Решение болезни или проблемы – таблетки решающие строку короче). </text:span><text:span text:style-name="T21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9">
          <table:table-cell table:style-name="ce73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73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4">
          <table:table-cell table:style-name="ce101" office:value-type="string" calcext:value-type="string">
            <text:p><text:span text:style-name="T19">Твои выходы (статистические, которые ты тут найдёшь, временные затычки) имеют свойство автокоррекции.</text:span></text:p>
            <text:p><text:span text:style-name="T19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0">вопрос кнопки “</text:span><text:span text:style-name="T21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0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<text:span text:style-name="T7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93"/>
        <table:table-column table:style-name="co37" table:default-cell-style-name="ce93"/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93"/>
        <table:table-column table:style-name="co44" table:default-cell-style-name="ce93"/>
        <table:table-column table:style-name="co45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93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5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76" office:value-type="string" calcext:value-type="string">
            <text:p>Пока что я тут ничего писать не буду потому что врем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 этому не знаю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это единственное правило. Иерархия. Что тратить на проект: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вопросник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проект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иноградов группы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услуги других проектов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08">
          <table:table-cell table:style-name="ce76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4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10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7:58:45.782822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6</meta:editing-cycles>
    <meta:editing-duration>PT2H3M58S</meta:editing-duration>
    <meta:generator>LibreOffice/6.0.7.3$Linux_X86_64 LibreOffice_project/00m0$Build-3</meta:generator>
    <dc:title>Групанье</dc:title>
    <meta:creation-date>2020-05-26T13:40:37.952241016</meta:creation-date>
    <dc:date>2020-05-26T18:02:26.647030411</dc:date>
    <meta:document-statistic meta:table-count="46" meta:cell-count="951" meta:object-count="0"/>
    <meta:template xlink:type="simple" xlink:actuate="onRequest" xlink:title="Групанье" xlink:href="../../../../Templates/Групанье1.ots" meta:date="2020-05-26T13:40:31.814195463"/>
  </office:meta>
</office:document-meta>
</file>